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4.4cm"/>
    </style:style>
    <style:style style:name="gr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384cm" fo:min-width="2.616cm" fo:padding-top="0.142cm" fo:padding-bottom="0.142cm" fo:padding-left="0.267cm" fo:padding-right="0.267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085cm" fo:min-width="2.514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7" style:family="graphic" style:parent-style-name="standard">
      <style:graphic-properties svg:stroke-width="0.035cm" svg:stroke-color="#bf0041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5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9cm" svg:height="2.1cm" svg:x="0.2cm" svg:y="0.8cm">
          <text:p text:style-name="P1">Program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4cm" svg:height="1.8cm" svg:x="13.4cm" svg:y="1cm">
          <text:p text:style-name="P1">in</text:p>
          <text:p text:style-name="P1"><text:span text:style-name="T1">:InputStrea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1" draw:id="id1" draw:layer="layout" svg:width="3.5cm" svg:height="3.5cm" svg:x="20.3cm" svg:y="0.2cm">
          <text:p text:style-name="P1">DADOS</text:p>
          <text:p text:style-name="P1">(bytes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draw:type="line" svg:x1="20.3cm" svg:y1="1.95cm" svg:x2="16.8cm" svg:y2="1.9cm" draw:start-shape="id1" draw:start-glue-point="5" draw:end-shape="id2" draw:end-glue-point="7" svg:d="M20300 1950l-3500-50" svg:viewBox="0 0 3501 51">
          <text:p/>
        </draw:connector>
        <draw:connector draw:style-name="gr4" draw:text-style-name="P4" draw:layer="layout" draw:type="line" svg:x1="13.4cm" svg:y1="1.9cm" svg:x2="11.801cm" svg:y2="1.9cm" draw:start-shape="id2" draw:start-glue-point="5" draw:end-shape="id3" draw:end-glue-point="7" svg:d="M13400 1900h-1599" svg:viewBox="0 0 1600 1">
          <text:p/>
        </draw:connector>
        <draw:frame draw:style-name="gr5" draw:text-style-name="P5" draw:layer="layout" svg:width="2.542cm" svg:height="0.962cm" svg:x="1.258cm" svg:y="3.2cm">
          <draw:text-box>
            <text:p><text:span text:style-name="T2">destino</text:span></text:p>
          </draw:text-box>
        </draw:frame>
        <draw:frame draw:style-name="gr6" draw:text-style-name="P5" draw:layer="layout" svg:width="2.437cm" svg:height="0.962cm" svg:x="20.458cm" svg:y="3.6cm">
          <draw:text-box>
            <text:p><text:span text:style-name="T2">origem</text:span></text:p>
          </draw:text-box>
        </draw:frame>
        <draw:line draw:style-name="gr7" draw:text-style-name="P1" draw:layer="layout" svg:x1="11cm" svg:y1="3.8cm" svg:x2="20.4cm" svg:y2="3.8cm">
          <text:p/>
        </draw:line>
        <draw:frame draw:style-name="gr8" draw:text-style-name="P6" draw:layer="layout" svg:width="1.84cm" svg:height="0.962cm" svg:x="14.459cm" svg:y="3.7cm">
          <draw:text-box>
            <text:p><text:span text:style-name="T3">fluxo</text:span></text:p>
          </draw:text-box>
        </draw:frame>
        <draw:custom-shape draw:style-name="gr2" draw:text-style-name="P2" xml:id="id3" draw:id="id3" draw:layer="layout" svg:width="3.4cm" svg:height="1.8cm" svg:x="8.401cm" svg:y="1cm">
          <text:p text:style-name="P1"><text:span text:style-name="T1">:Scann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4" draw:layer="layout" draw:type="line" svg:x1="8.401cm" svg:y1="1.9cm" svg:x2="5.1cm" svg:y2="1.85cm" draw:start-shape="id3" draw:start-glue-point="5" draw:end-shape="id4" draw:end-glue-point="1" svg:d="M8401 1900l-3301-50" svg:viewBox="0 0 3302 51">
          <text:p/>
        </draw:connector>
        <draw:line draw:style-name="gr9" draw:text-style-name="P4" draw:layer="layout" svg:x1="10.7cm" svg:y1="3.8cm" svg:x2="4.3cm" svg:y2="3.8cm">
          <text:p/>
        </draw:line>
        <draw:frame draw:style-name="gr10" draw:text-style-name="P6" draw:layer="layout" svg:width="6.1cm" svg:height="1.334cm" svg:x="4.8cm" svg:y="3.666cm">
          <draw:text-box>
            <text:p><text:span text:style-name="T3">dados interpretad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10-05T04:52:15.980933749</meta:creation-date>
    <dc:date>2020-10-05T06:04:17.280975539</dc:date>
    <dc:creator>Danilo Carvalho</dc:creator>
    <meta:editing-duration>PT27M</meta:editing-duration>
    <meta:editing-cycles>5</meta:editing-cycles>
    <meta:generator>LibreOffice/6.2.0.3$MacOSX_X86_64 LibreOffice_project/98c6a8a1c6c7b144ce3cc729e34964b47ce25d62</meta:generator>
    <meta:document-statistic meta:object-count="13"/>
  </office:meta>
</office:document-meta>
</file>